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Cambria" svg:font-family="Cambria, Georgia, 'Times New Roman', 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61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style:line-height-at-least="0.661cm" fo:text-align="start" style:justify-single-word="false" fo:text-indent="0cm" style:auto-text-indent="false"/>
      <style:text-properties fo:color="#000000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style:line-height-at-least="0.661cm" fo:text-align="start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4" style:family="paragraph" style:parent-style-name="Heading_20_2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fo:color="#000000" style:font-name="Cambria" fo:font-size="4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1" fo:font-size="12pt" fo:letter-spacing="normal" fo:language="en" fo:country="US" fo:font-style="normal" fo:font-weight="normal"/>
    </style:style>
    <style:style style:name="T3" style:family="text">
      <style:text-properties fo:font-variant="normal" fo:text-transform="none" fo:color="#000000" style:font-name="Arial1" fo:font-size="12pt" fo:letter-spacing="normal" fo:language="en" fo:country="US" fo:font-style="normal" fo:font-weight="normal" style:font-weight-asian="bold" style:font-weight-complex="bold"/>
    </style:style>
    <style:style style:name="T4" style:family="text">
      <style:text-properties fo:font-variant="normal" fo:text-transform="none" fo:color="#000000" style:font-name="Arial1" fo:font-size="12pt" fo:letter-spacing="normal" fo:language="ru" fo:country="RU" fo:font-style="normal" fo:font-weight="normal"/>
    </style:style>
    <style:style style:name="T5" style:family="text">
      <style:text-properties fo:font-variant="normal" fo:text-transform="none" fo:color="#000000" style:font-name="Arial1" fo:font-size="12pt" fo:letter-spacing="normal" fo:language="ru" fo:country="RU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Cambria" fo:font-size="12.75pt" fo:letter-spacing="normal" fo:language="en" fo:country="US" fo:font-weight="normal"/>
    </style:style>
    <style:style style:name="T7" style:family="text">
      <style:text-properties fo:font-variant="normal" fo:text-transform="none" fo:color="#000000" style:font-name="Cambria" fo:font-size="12.75pt" fo:letter-spacing="normal" fo:language="en" fo:country="US" fo:font-weight="normal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1" fo:font-size="11.25pt" fo:letter-spacing="normal" fo:language="ru" fo:country="RU" fo:font-style="normal" style:text-underline-style="none" fo:font-weight="bold" style:text-blinking="false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1" fo:font-size="11.25pt" fo:letter-spacing="normal" fo:language="en" fo:country="US" fo:font-style="normal" style:text-underline-style="none" fo:font-weight="bold" style:text-blinking="false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ize="12pt" fo:letter-spacing="normal" fo:language="ru" fo:country="RU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text-line-through-style="none" style:font-name="Arial1" fo:font-size="12pt" fo:letter-spacing="normal" fo:language="en" fo:country="US" fo:font-style="normal" style:text-underline-style="none" fo:font-weight="normal" style:text-blinking="false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font-name="Cambria" fo:font-size="12.75pt" fo:letter-spacing="normal" fo:language="en" fo:country="US" style:text-underline-style="none" fo:font-weight="normal" style:text-blinking="false" style:font-weight-asian="bold" style:font-weight-complex="bold"/>
    </style:style>
    <style:style style:name="T13" style:family="text">
      <style:text-properties fo:font-variant="normal" fo:text-transform="none" fo:color="#00bdf2" style:text-line-through-style="none" style:font-name="Arial1" fo:font-size="12pt" fo:letter-spacing="normal" fo:language="en" fo:country="US" fo:font-style="normal" style:text-underline-style="none" style:text-blinking="false"/>
    </style:style>
    <style:style style:name="T14" style:family="text">
      <style:text-properties fo:font-variant="normal" fo:text-transform="none" fo:color="#00bdf2" style:text-line-through-style="none" style:font-name="Arial1" fo:font-size="12pt" fo:letter-spacing="normal" fo:language="en" fo:country="US" fo:font-style="normal" style:text-underline-style="none" fo:font-weight="normal" style:text-blinking="false" style:font-weight-asian="bold" style:font-weight-complex="bold"/>
    </style:style>
    <style:style style:name="T15" style:family="text">
      <style:text-properties fo:font-variant="normal" fo:text-transform="none" fo:color="#00bdf2" style:text-line-through-style="none" style:font-name="Arial1" fo:font-size="11.25pt" fo:letter-spacing="normal" fo:language="en" fo:country="US" fo:font-style="normal" style:text-underline-style="none" style:text-blinking="false"/>
    </style:style>
    <style:style style:name="T16" style:family="text">
      <style:text-properties fo:font-variant="normal" fo:text-transform="none" fo:color="#00bdf2" style:text-line-through-style="none" style:font-name="Arial1" fo:font-size="11.25pt" fo:letter-spacing="normal" fo:language="en" fo:country="US" fo:font-style="normal" style:text-underline-style="none" fo:font-weight="bold" style:text-blinking="false" style:font-weight-asian="bold" style:font-weight-complex="bold"/>
    </style:style>
    <style:style style:name="T17" style:family="text">
      <style:text-properties fo:font-variant="normal" fo:text-transform="none" fo:color="#00bdf2" style:text-line-through-style="none" style:font-name="Cambria" fo:font-size="12.75pt" fo:letter-spacing="normal" fo:language="en" fo:country="US" fo:font-style="italic" style:text-underline-style="none" style:text-blinking="false"/>
    </style:style>
    <style:style style:name="T18" style:family="text">
      <style:text-properties fo:font-variant="normal" fo:text-transform="none" fo:color="#00bdf2" style:text-line-through-style="none" style:font-name="Cambria" fo:font-size="12.75pt" fo:letter-spacing="normal" fo:language="en" fo:country="US" fo:font-style="italic" style:text-underline-style="none" fo:font-weight="bold" style:text-blinking="false" style:font-weight-asian="bold" style:font-weight-complex="bold"/>
    </style:style>
    <style:style style:name="T19" style:family="text">
      <style:text-properties fo:font-variant="normal" fo:text-transform="none" fo:color="#5388b3" style:text-line-through-style="none" style:font-name="Arial1" fo:font-size="11.25pt" fo:letter-spacing="normal" fo:language="en" fo:country="US" fo:font-style="normal" style:text-underline-style="none" fo:font-weight="normal" style:text-blinking="false"/>
    </style:style>
    <style:style style:name="T20" style:family="text">
      <style:text-properties fo:font-variant="normal" fo:text-transform="none" fo:color="#5388b3" style:text-line-through-style="none" style:font-name="Arial1" fo:font-size="11.25pt" fo:letter-spacing="normal" fo:language="en" fo:country="US" fo:font-style="normal" style:text-underline-style="none" fo:font-weight="normal" style:text-blinking="false" style:font-weight-asian="bold" style:font-weight-complex="bold"/>
    </style:style>
    <style:style style:name="T21" style:family="text">
      <style:text-properties fo:font-variant="normal" fo:text-transform="none" fo:color="#5a5a5a" style:font-name="Arial1" fo:font-size="11.25pt" fo:letter-spacing="normal" fo:language="en" fo:country="US" fo:font-style="normal" fo:font-weight="normal"/>
    </style:style>
    <style:style style:name="T22" style:family="text">
      <style:text-properties fo:font-variant="normal" fo:text-transform="none" fo:color="#5a5a5a" style:font-name="Arial1" fo:font-size="11.25pt" fo:letter-spacing="normal" fo:language="en" fo:country="US" fo:font-style="normal" fo:font-weight="normal" style:font-weight-asian="bold" style:font-weight-complex="bold"/>
    </style:style>
    <style:style style:name="T23" style:family="text">
      <style:text-properties fo:font-variant="normal" fo:text-transform="none" fo:color="#5a5a5a" style:font-name="Arial1" fo:font-size="11.25pt" fo:letter-spacing="normal" fo:language="ru" fo:country="RU" fo:font-style="normal" fo:font-weight="normal" style:font-weight-asian="bold" style:font-weight-complex="bold"/>
    </style:style>
    <style:style style:name="T24" style:family="text">
      <style:text-properties fo:font-variant="normal" fo:text-transform="none" fo:color="#5a5a5a" style:text-line-through-style="none" style:font-name="Arial1" fo:font-size="11.25pt" fo:letter-spacing="normal" fo:language="en" fo:country="US" fo:font-style="normal" style:text-underline-style="none" fo:font-weight="normal" style:text-blinking="false" style:font-weight-asian="bold" style:font-weight-complex="bold"/>
    </style:style>
    <style:style style:name="T25" style:family="text">
      <style:text-properties fo:font-variant="normal" fo:text-transform="none" fo:color="#5a5a5a" style:text-line-through-style="none" style:font-name="Arial1" fo:font-size="11.25pt" fo:letter-spacing="normal" fo:language="en" fo:country="US" fo:font-style="normal" style:text-underline-style="none" style:text-blinking="false"/>
    </style:style>
    <style:style style:name="T26" style:family="text">
      <style:text-properties fo:font-variant="normal" fo:text-transform="none" style:text-line-through-style="none" style:font-name="Arial1" fo:font-size="11.25pt" fo:letter-spacing="normal" fo:language="en" fo:country="US" fo:font-style="normal" style:text-underline-style="none" style:text-blinking="false"/>
    </style:style>
    <style:style style:name="T27" style:family="text">
      <style:text-properties fo:font-variant="normal" fo:text-transform="none" style:text-line-through-style="none" style:font-name="Arial1" fo:font-size="11.25pt" fo:letter-spacing="normal" fo:language="ru" fo:country="RU" fo:font-style="normal" style:text-underline-style="none" style:text-blinking="false"/>
    </style:style>
    <style:style style:name="T28" style:family="text">
      <style:text-properties fo:font-variant="normal" fo:text-transform="none" fo:color="#444444" style:font-name="Cambria" fo:font-size="12.75pt" fo:letter-spacing="normal" fo:language="en" fo:country="US" fo:font-style="italic" fo:font-weight="bold" style:font-weight-asian="bold" style:font-weight-complex="bold"/>
    </style:style>
    <style:style style:name="T29" style:family="text">
      <style:text-properties style:font-name="Arial1" fo:font-size="12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29">Persuasive (убедительный)</text:span></text:h>
      <text:p text:style-name="P1"><text:span text:style-name="T1"><text:tab/>Good at persuading someone to do or believe something through reasoning or the <text:tab/>use of temptation</text:span></text:p>
      <text:p text:style-name="P1"><text:span text:style-name="T1"><text:tab/></text:span><text:span text:style-name="T2">Example: </text:span><text:span text:style-name="Emphasis"><text:span text:style-name="T6">an informative and persuasive speech</text:span></text:span><text:span text:style-name="T2"> </text:span></text:p>
      <text:p text:style-name="P1"><text:span text:style-name="T2"><text:tab/>Syn: </text:span><text:span text:style-name="T30">convincing, effective, cogent, compelling, potent, forceful, eloquent, <text:tab/>impressive, weighty,influential, sound, valid, powerful, strong, effectual, efficacious, <text:tab/>winning, telling, plausible, credible; silky, smooth-tongued, silver-tongued, slick, glib, not <text:tab/>taking no for an answer</text:span><text:span text:style-name="T2"> </text:span></text:p>
      <text:p text:style-name="P1"><text:span text:style-name="T2"><text:tab/>Ant: <text:tab/></text:span><text:a xlink:type="simple" xlink:href="http://www.antonymswords.com/exemplary"><text:span text:style-name="T19">exemplary</text:span></text:a><text:span text:style-name="T21">, </text:span><text:a xlink:type="simple" xlink:href="http://www.antonymswords.com/inconsequential"><text:span text:style-name="T19">inconsequential</text:span></text:a><text:span text:style-name="T21">, </text:span><text:a xlink:type="simple" xlink:href="http://www.antonymswords.com/monitory"><text:span text:style-name="T19">monitory</text:span></text:a><text:span text:style-name="T21">, </text:span><text:a xlink:type="simple" xlink:href="http://www.antonymswords.com/cautionary"><text:span text:style-name="T19">cautionary</text:span></text:a><text:span text:style-name="T21">, </text:span><text:a xlink:type="simple" xlink:href="http://www.antonymswords.com/groundless"><text:span text:style-name="T19">groundless</text:span></text:a><text:span text:style-name="T21">, </text:span><text:a xlink:type="simple" xlink:href="http://www.antonymswords.com/dissuasive"><text:span text:style-name="T19">dissuasive</text:span></text:a><text:span text:style-name="T21">, </text:span><text:a xlink:type="simple" xlink:href="http://www.antonymswords.com/uncompelling"><text:span text:style-name="T19">uncompelling</text:span></text:a><text:span text:style-name="T21">, </text:span><text:a xlink:type="simple" xlink:href="http://www.antonymswords.com/insignificant"><text:span text:style-name="T19">I<text:tab/>nsignificant</text:span></text:a><text:span text:style-name="T21">, </text:span><text:a xlink:type="simple" xlink:href="http://www.antonymswords.com/feeble"><text:span text:style-name="T19">feeble</text:span></text:a><text:span text:style-name="T21">, </text:span><text:a xlink:type="simple" xlink:href="http://www.antonymswords.com/unsound"><text:span text:style-name="T19">unsound</text:span></text:a><text:span text:style-name="T21">, </text:span><text:a xlink:type="simple" xlink:href="http://www.antonymswords.com/ineffective"><text:span text:style-name="T19">ineffective</text:span></text:a><text:span text:style-name="T21">, </text:span><text:a xlink:type="simple" xlink:href="http://www.antonymswords.com/unimportant"><text:span text:style-name="T19">unimportant</text:span></text:a><text:span text:style-name="T21">, </text:span><text:a xlink:type="simple" xlink:href="http://www.antonymswords.com/irrelevant"><text:span text:style-name="T19">irrelevant</text:span></text:a><text:span text:style-name="T21">, </text:span><text:a xlink:type="simple" xlink:href="http://www.antonymswords.com/admonitory"><text:span text:style-name="T19">admonitory</text:span></text:a><text:span text:style-name="T21">, </text:span><text:a xlink:type="simple" xlink:href="http://www.antonymswords.com/unfounded"><text:span text:style-name="T19">unfounded</text:span></text:a><text:span text:style-name="T21">, <text:tab/></text:span><text:a xlink:type="simple" xlink:href="http://www.antonymswords.com/unconvincing"><text:span text:style-name="T19">unconvincing</text:span></text:a><text:span text:style-name="T21">, </text:span><text:a xlink:type="simple" xlink:href="http://www.antonymswords.com/immaterial"><text:span text:style-name="T19">immaterial</text:span></text:a><text:span text:style-name="T21">, </text:span><text:a xlink:type="simple" xlink:href="http://www.antonymswords.com/shaky"><text:span text:style-name="T19">shaky</text:span></text:a><text:span text:style-name="T21">, </text:span><text:a xlink:type="simple" xlink:href="http://www.antonymswords.com/invalid"><text:span text:style-name="T19">invalid</text:span></text:a><text:span text:style-name="T21">, </text:span><text:a xlink:type="simple" xlink:href="http://www.antonymswords.com/indecisive"><text:span text:style-name="T19">indecisive</text:span></text:a><text:span text:style-name="T21">, </text:span><text:a xlink:type="simple" xlink:href="http://www.antonymswords.com/unpersuasive"><text:span text:style-name="T19">unpersuasive</text:span></text:a><text:span text:style-name="T21">, </text:span><text:a xlink:type="simple" xlink:href="http://www.antonymswords.com/warning"><text:span text:style-name="T19">warning</text:span></text:a><text:span text:style-name="T21">, </text:span><text:a xlink:type="simple" xlink:href="http://www.antonymswords.com/discouraging"><text:span text:style-name="T19">discouraging</text:span></text:a><text:span text:style-name="T21">, <text:tab/></text:span><text:a xlink:type="simple" xlink:href="http://www.antonymswords.com/inconclusive"><text:span text:style-name="T19">inconclusive</text:span></text:a><text:span text:style-name="T21">, </text:span><text:a xlink:type="simple" xlink:href="http://www.antonymswords.com/weak"><text:span text:style-name="T19">weak</text:span></text:a></text:p>
      <text:p text:style-name="P2"><text:span text:style-name="T26">Fallacy (</text:span><text:span text:style-name="T27">заблуждение)</text:span></text:p>
      <text:p text:style-name="P1"><text:span text:style-name="T8"><text:tab/></text:span><text:span text:style-name="T10">A mistaken belief, especially one based on unsound arguments:</text:span><text:span text:style-name="T27"> </text:span></text:p>
      <text:p text:style-name="P1"><text:span text:style-name="T8"><text:tab/></text:span><text:span text:style-name="T9">Example: </text:span><text:span text:style-name="Emphasis"><text:span text:style-name="T12">the notion that the camera never lies is a fallacy</text:span></text:span><text:span text:style-name="T9"> </text:span></text:p>
      <text:p text:style-name="P1"><text:span text:style-name="T9"><text:tab/>Syn: </text:span><text:a xlink:type="simple" xlink:href="http://www.oxforddictionaries.com/definition/english/misconception#misconception__3"><text:span text:style-name="Strong_20_Emphasis"><text:span text:style-name="T15">misconception</text:span></text:span></text:a><text:span text:style-name="T11">, mistaken belief, </text:span><text:a xlink:type="simple" xlink:href="http://www.oxforddictionaries.com/definition/english/misbelief#misbelief__3"><text:span text:style-name="T16">misbelief</text:span></text:a><text:span text:style-name="T11">, </text:span><text:a xlink:type="simple" xlink:href="http://www.oxforddictionaries.com/definition/english/delusion#delusion__3"><text:span text:style-name="T16">delusion</text:span></text:a><text:span text:style-name="T11">, false notion, mistaken <text:tab/>impression,</text:span><text:a xlink:type="simple" xlink:href="http://www.oxforddictionaries.com/definition/english/misapprehension#misapprehension__3"><text:span text:style-name="T16">misapprehension</text:span></text:a><text:span text:style-name="T11">, </text:span><text:a xlink:type="simple" xlink:href="http://www.oxforddictionaries.com/definition/english/misjudge#misjudge__11"><text:span text:style-name="T16">misjudgement</text:span></text:a><text:span text:style-name="T11">, <text:tab/>miscalculation, </text:span><text:a xlink:type="simple" xlink:href="http://www.oxforddictionaries.com/definition/english/misinterpret#misinterpret__10"><text:span text:style-name="T16">misinterpretation</text:span></text:a><text:span text:style-name="T11">, </text:span><text:a xlink:type="simple" xlink:href="http://www.oxforddictionaries.com/definition/english/misconstruction#misconstruction__3"><text:span text:style-name="T16">misconstruction</text:span></text:a><text:span text:style-name="T11">, </text:span><text:a xlink:type="simple" xlink:href="http://www.oxforddictionaries.com/definition/english/error#error__3"><text:span text:style-name="T16">error</text:span></text:a><text:span text:style-name="T11">, mistake, untruth, <text:tab/>inconsistency, </text:span><text:a xlink:type="simple" xlink:href="http://www.oxforddictionaries.com/definition/english/illusion#illusion__5"><text:span text:style-name="T16">illusion</text:span></text:a><text:span text:style-name="T11">, </text:span><text:a xlink:type="simple" xlink:href="http://www.oxforddictionaries.com/definition/english/myth#myth__8"><text:span text:style-name="T16">myth</text:span></text:a><text:span text:style-name="T11">, fantasy, deceit, </text:span><text:a xlink:type="simple" xlink:href="http://www.oxforddictionaries.com/definition/english/deception#deception__6"><text:span text:style-name="T16">deception</text:span></text:a><text:span text:style-name="T11">, </text:span><text:a xlink:type="simple" xlink:href="http://www.oxforddictionaries.com/definition/english/sophism#sophism__3"><text:span text:style-name="T16">sophism</text:span></text:a><text:span text:style-name="T11">; sophistry, <text:tab/>casuistry, faulty reasoning, unsound argument</text:span><text:span text:style-name="T9"> </text:span></text:p>
      <text:p text:style-name="P1"><text:span text:style-name="T9"><text:tab/>Ant: <text:tab/></text:span><text:a xlink:type="simple" xlink:href="http://www.antonymswords.com/veracity"><text:span text:style-name="T20">veracity</text:span></text:a><text:span text:style-name="T24">, </text:span><text:a xlink:type="simple" xlink:href="http://www.antonymswords.com/factualness"><text:span text:style-name="T20">factualness</text:span></text:a><text:span text:style-name="T24">, </text:span><text:a xlink:type="simple" xlink:href="http://www.antonymswords.com/genuineness"><text:span text:style-name="T20">genuineness</text:span></text:a><text:span text:style-name="T24">, </text:span><text:a xlink:type="simple" xlink:href="http://www.antonymswords.com/honesty"><text:span text:style-name="T20">honesty</text:span></text:a><text:span text:style-name="T24">, </text:span><text:a xlink:type="simple" xlink:href="http://www.antonymswords.com/credibility"><text:span text:style-name="T20">credibility</text:span></text:a><text:span text:style-name="T24">, </text:span><text:a xlink:type="simple" xlink:href="http://www.antonymswords.com/trustworthiness"><text:span text:style-name="T20">trustworthiness</text:span></text:a><text:span text:style-name="T24">, </text:span><text:a xlink:type="simple" xlink:href="http://www.antonymswords.com/actuality"><text:span text:style-name="T20">actuality</text:span></text:a><text:span text:style-name="T24">, </text:span><text:a xlink:type="simple" xlink:href="http://www.antonymswords.com/correctness"><text:span text:style-name="T20">correctn<text:tab/>ess</text:span></text:a><text:span text:style-name="T24">, </text:span><text:a xlink:type="simple" xlink:href="http://www.antonymswords.com/certainty"><text:span text:style-name="T20">certainty</text:span></text:a><text:span text:style-name="T24">, </text:span><text:a xlink:type="simple" xlink:href="http://www.antonymswords.com/accuracy"><text:span text:style-name="T20">accuracy</text:span></text:a><text:span text:style-name="T24">, </text:span><text:a xlink:type="simple" xlink:href="http://www.antonymswords.com/truthfulness"><text:span text:style-name="T20">truthfulness</text:span></text:a><text:span text:style-name="T24">, </text:span><text:a xlink:type="simple" xlink:href="http://www.antonymswords.com/verity"><text:span text:style-name="T20">verity</text:span></text:a><text:span text:style-name="T24">, </text:span><text:a xlink:type="simple" xlink:href="http://www.antonymswords.com/truth"><text:span text:style-name="T20">truth</text:span></text:a><text:span text:style-name="T24">, </text:span><text:a xlink:type="simple" xlink:href="http://www.antonymswords.com/fact"><text:span text:style-name="T20">fact</text:span></text:a><text:span text:style-name="T24">, </text:span><text:a xlink:type="simple" xlink:href="http://www.antonymswords.com/factuality"><text:span text:style-name="T20">factuality</text:span></text:a><text:span text:style-name="T24">, </text:span><text:a xlink:type="simple" xlink:href="http://www.antonymswords.com/reality"><text:span text:style-name="T20">reality</text:span></text:a><text:span text:style-name="T24">.</text:span></text:p>
      <text:p text:style-name="P3">Testimonial (<text:span text:style-name="T32">свидетельство)</text:span></text:p>
      <text:p text:style-name="P1"><text:span text:style-name="T33"><text:tab/></text:span><text:span text:style-name="T4">A formal statement testifying to someone’s character and qualifications.</text:span><text:span text:style-name="T32"> </text:span></text:p>
      <text:p text:style-name="P1"><text:span text:style-name="T33"><text:tab/></text:span><text:span text:style-name="T31">Example: </text:span><text:span text:style-name="T28">Around 70 more residents wrote individual testimonials and <text:tab/>character references.</text:span></text:p>
      <text:p text:style-name="P1"><text:span text:style-name="T28"><text:tab/>Syn: </text:span><text:a xlink:type="simple" xlink:href="http://www.oxforddictionaries.com/definition/english/reference#reference__11"><text:span text:style-name="Strong_20_Emphasis"><text:span text:style-name="T17">reference</text:span></text:span></text:a><text:span text:style-name="T3">, character reference, recommendation, letter of recommendation, <text:tab/>commendation,</text:span><text:a xlink:type="simple" xlink:href="http://www.oxforddictionaries.com/definition/english/endorsement#endorsement__4"><text:span text:style-name="T18">endorsement</text:span></text:a><text:span text:style-name="T3">, certificate of competence</text:span><text:span text:style-name="T28"> </text:span></text:p>
      <text:p text:style-name="P1"><text:span text:style-name="T28"><text:tab/>Ant. </text:span><text:span text:style-name="T22">accusation, </text:span><text:a xlink:type="simple" xlink:href="http://www.antonymswords.com/surmise"><text:span text:style-name="T20">surmise</text:span></text:a><text:span text:style-name="T22">, </text:span><text:a xlink:type="simple" xlink:href="http://www.antonymswords.com/conjecture"><text:span text:style-name="T20">conjecture</text:span></text:a><text:span text:style-name="T22">, </text:span><text:a xlink:type="simple" xlink:href="http://www.antonymswords.com/suspicion"><text:span text:style-name="T20">suspicion</text:span></text:a><text:span text:style-name="T22">, </text:span><text:a xlink:type="simple" xlink:href="http://www.antonymswords.com/presumption"><text:span text:style-name="T20">presumption</text:span></text:a><text:span text:style-name="T22">, </text:span><text:a xlink:type="simple" xlink:href="http://www.antonymswords.com/charge"><text:span text:style-name="T20">charge</text:span></text:a><text:span text:style-name="T22">, <text:tab/>allegation, </text:span><text:a xlink:type="simple" xlink:href="http://www.antonymswords.com/rebuttal"><text:span text:style-name="T20">rebuttal</text:span></text:a><text:span text:style-name="T22">, </text:span><text:a xlink:type="simple" xlink:href="http://www.antonymswords.com/refutation"><text:span text:style-name="T20">refutation</text:span></text:a><text:span text:style-name="T22">, </text:span><text:a xlink:type="simple" xlink:href="http://www.antonymswords.com/guess"><text:span text:style-name="T20">guess</text:span></text:a><text:span text:style-name="T22">, </text:span><text:a xlink:type="simple" xlink:href="http://www.antonymswords.com/disproof"><text:span text:style-name="T20">disproof</text:span></text:a><text:span text:style-name="T22">, </text:span><text:a xlink:type="simple" xlink:href="http://www.antonymswords.com/assumption"><text:span text:style-name="T20">assumption</text:span></text:a><text:span text:style-name="T22">.</text:span></text:p>
      <text:p text:style-name="P1"><text:span text:style-name="T22">Red herring (</text:span><text:span text:style-name="T23">отвлекающий маневр)</text:span></text:p>
      <text:p text:style-name="P1"><text:span text:style-name="T23"><text:tab/></text:span><text:span text:style-name="T5">A clue or piece of information which is or is intended to be misleading or distracting</text:span></text:p>
      <text:p text:style-name="P1"><text:span text:style-name="T5"><text:tab/></text:span><text:span text:style-name="T3">Example: </text:span><text:span text:style-name="Emphasis"><text:span text:style-name="T7">the argument about women’s choices is largely a red herring</text:span></text:span><text:span text:style-name="T3"> </text:span></text:p>
      <text:p text:style-name="P1"><text:span text:style-name="T3">Implicitly (</text:span><text:span text:style-name="T5">косвенным образом)</text:span></text:p>
      <text:p text:style-name="P1"><text:span text:style-name="T5"><text:tab/></text:span><text:span text:style-name="T3">In a way that is not directly expressed; tacitly: </text:span></text:p>
      <text:p text:style-name="P1"><text:soft-page-break/><text:span text:style-name="T3"><text:tab/>Syn: <text:tab/></text:span><text:a xlink:type="simple" xlink:href="http://www.oxforddictionaries.com/definition/english/completely#completely__3"><text:span text:style-name="Strong_20_Emphasis"><text:span text:style-name="T13">completely</text:span></text:span></text:a><text:span text:style-name="T3">, </text:span><text:a xlink:type="simple" xlink:href="http://www.oxforddictionaries.com/definition/english/absolutely#absolutely__3"><text:span text:style-name="T14">absolutely</text:span></text:a><text:span text:style-name="T3">, </text:span><text:a xlink:type="simple" xlink:href="http://www.oxforddictionaries.com/definition/english/totally#totally__3"><text:span text:style-name="T14">totally</text:span></text:a><text:span text:style-name="T3">, </text:span><text:a xlink:type="simple" xlink:href="http://www.oxforddictionaries.com/definition/english/wholehearted#wholehearted__7"><text:span text:style-name="T14">wholeheartedly</text:span></text:a><text:span text:style-name="T3">, </text:span><text:a xlink:type="simple" xlink:href="http://www.oxforddictionaries.com/definition/english/utterly#utterly__3"><text:span text:style-name="T14">utterly</text:span></text:a><text:span text:style-name="T3">, </text:span><text:a xlink:type="simple" xlink:href="http://www.oxforddictionaries.com/definition/english/unconditional#unconditional__11"><text:span text:style-name="T14">unconditionally</text:span></text:a><text:span text:style-name="T3">, </text:span><text:a xlink:type="simple" xlink:href="http://www.oxforddictionaries.com/definition/english/unreserved#unreserved__9"><text:span text:style-name="T14">unreservedl<text:tab/>y</text:span></text:a><text:span text:style-name="T3">, without reservation, without reserve, without qualification, </text:span><text:a xlink:type="simple" xlink:href="http://www.oxforddictionaries.com/definition/english/hundred#hundred__22"><text:span text:style-name="T14">one hundred per cent</text:span></text:a><text:span text:style-name="T3"> </text:span></text:p>
      <text:p text:style-name="P1"><text:span text:style-name="T3"><text:tab/>Ant: </text:span><text:span text:style-name="T22">explicitly</text:span></text:p>
      <text:p text:style-name="P1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Cambria" svg:font-family="Cambria, Georgia, 'Times New Roman', 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Давлетшин</meta:initial-creator>
    <meta:creation-date>2014-03-24T00:26:53.19</meta:creation-date>
    <meta:document-statistic meta:table-count="0" meta:image-count="0" meta:object-count="0" meta:page-count="2" meta:paragraph-count="22" meta:word-count="263" meta:character-count="2340"/>
    <dc:date>2014-03-24T00:47:32.67</dc:date>
    <dc:creator>Азат Давлетшин</dc:creator>
    <meta:editing-duration>PT5M38S</meta:editing-duration>
    <meta:editing-cycles>1</meta:editing-cycles>
    <meta:generator>OpenOffice/4.0.1$Win32 OpenOffice.org_project/401m5$Build-9714</meta:generator>
  </office:meta>
</office:document-meta>
</file>